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1"><text:span text:style-name="T4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"><text:span text:style-name="T4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"><text:span text:style-name="T4">do text if hp_infos['email']</text:span></text:p></office:annotation><text:text-input text:description="">hp_infos['email']</text:text-input></text:p>
            <text:p text:style-name="Imio_20_tableau_20_exp"><office:annotation><dc:creator>sge</dc:creator><dc:date>2017-04-26T16:17:48</dc:date><text:p text:style-name="P1"><text:span text:style-name="T5">do text if hp_infos['phone']</text:span></text:p></office:annotation><text:span text:style-name="T3">Tél: </text:span><text:span text:style-name="T3"><text:text-input text:description="">hp_infos['phone']</text:text-input></text:span><text:span text:style-name="T3"><text:text-input text:description="">view.fmt(hp_infos['fax'], ', fax: %s')</text:text-input></text:span></text:p>
            <text:p text:style-name="Imio_20_tableau_20_exp"><office:annotation><dc:creator>sge</dc:creator><dc:date>2017-04-26T16:43:30</dc:date><text:p text:style-name="P1"><text:span text:style-name="T5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1"><text:span text:style-name="T5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"><text:span text:style-name="T4">do cell meta-if </text:span><text:span text:style-name="T5">view.do_mailing()</text:span></text:p><text:p text:style-name="P1"><text:span text:style-name="T4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"><text:span text:style-name="T4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8-10T10:21:59.351698484</dc:date>
    <dc:creator>sge</dc:creator>
    <meta:editing-duration>PT5H53M1S</meta:editing-duration>
    <meta:editing-cycles>55</meta:editing-cycles>
    <meta:document-statistic meta:table-count="1" meta:image-count="0" meta:object-count="0" meta:page-count="1" meta:paragraph-count="14" meta:word-count="71" meta:character-count="767" meta:non-whitespace-character-count="740"/>
  </office:meta>
</office:document-meta>
</file>